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1.027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/>
    </style:style>
    <style:style style:name="ce2" style:family="table-cell" style:parent-style-name="Default" style:data-style-name="N107"/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number-columns-repeated="251" table:default-cell-style-name="Default"/>
        <table:table-row table:style-name="ro1">
          <table:table-cell table:number-columns-repeated="2" table:style-name="ce1" office:value-type="string">
            <text:p>Position</text:p>
          </table:table-cell>
          <table:table-cell table:style-name="ce1" office:value-type="string">
            <text:p>Distance papier (cm)</text:p>
          </table:table-cell>
          <table:table-cell table:style-name="ce1" office:value-type="string">
            <text:p>Distance réelle (m)</text:p>
          </table:table-cell>
          <table:table-cell table:style-name="ce1" office:value-type="string">
            <text:p>Vitesse réelle (m/s)</text:p>
          </table:table-cell>
          <table:table-cell table:style-name="ce1" table:number-columns-repeated="251"/>
        </table:table-row>
        <table:table-row table:style-name="ro2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,000</text:p>
          </table:table-cell>
          <table:table-cell table:formula="oooc:=[.C2]*0.5/5.5" office:value-type="float" office:value="0.272727272727273">
            <text:p>0,273</text:p>
          </table:table-cell>
          <table:table-cell table:formula="oooc:=[.D2]/(2*0.04)" office:value-type="float" office:value="3.40909090909091">
            <text:p>3,409</text:p>
          </table:table-cell>
          <table:table-cell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6">
            <text:p>1,600</text:p>
          </table:table-cell>
          <table:table-cell table:formula="oooc:=[.C3]*0.5/5.5" office:value-type="float" office:value="0.145454545454545">
            <text:p>0,145</text:p>
          </table:table-cell>
          <table:table-cell table:formula="oooc:=[.D3]/(2*0.04)" office:value-type="float" office:value="1.81818181818182">
            <text:p>1,818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.2">
            <text:p>2,200</text:p>
          </table:table-cell>
          <table:table-cell table:formula="oooc:=[.C4]*0.5/5.5" office:value-type="float" office:value="0.2">
            <text:p>0,200</text:p>
          </table:table-cell>
          <table:table-cell table:formula="oooc:=[.D4]/(2*0.04)" office:value-type="float" office:value="2.5">
            <text:p>2,500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.05">
            <text:p>2,050</text:p>
          </table:table-cell>
          <table:table-cell table:formula="oooc:=[.C5]*0.5/5.5" office:value-type="float" office:value="0.186363636363636">
            <text:p>0,186</text:p>
          </table:table-cell>
          <table:table-cell table:formula="oooc:=[.D5]/(2*0.04)" office:value-type="float" office:value="2.32954545454545">
            <text:p>2,330</text:p>
          </table:table-cell>
          <table:table-cell table:number-columns-repeated="251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.85">
            <text:p>1,850</text:p>
          </table:table-cell>
          <table:table-cell table:formula="oooc:=[.C6]*0.5/5.5" office:value-type="float" office:value="0.168181818181818">
            <text:p>0,168</text:p>
          </table:table-cell>
          <table:table-cell table:formula="oooc:=[.D6]/(2*0.04)" office:value-type="float" office:value="2.10227272727273">
            <text:p>2,102</text:p>
          </table:table-cell>
          <table:table-cell table:number-columns-repeated="251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.95">
            <text:p>1,950</text:p>
          </table:table-cell>
          <table:table-cell table:formula="oooc:=[.C7]*0.5/5.5" office:value-type="float" office:value="0.177272727272727">
            <text:p>0,177</text:p>
          </table:table-cell>
          <table:table-cell table:formula="oooc:=[.D7]/(2*0.04)" office:value-type="float" office:value="2.21590909090909">
            <text:p>2,216</text:p>
          </table:table-cell>
          <table:table-cell table:number-columns-repeated="251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.25">
            <text:p>1,250</text:p>
          </table:table-cell>
          <table:table-cell table:formula="oooc:=[.C8]*0.5/5.5" office:value-type="float" office:value="0.113636363636364">
            <text:p>0,114</text:p>
          </table:table-cell>
          <table:table-cell table:formula="oooc:=[.D8]/(2*0.04)" office:value-type="float" office:value="1.42045454545455">
            <text:p>1,420</text:p>
          </table:table-cell>
          <table:table-cell table:number-columns-repeated="251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.15">
            <text:p>1,150</text:p>
          </table:table-cell>
          <table:table-cell table:formula="oooc:=[.C9]*0.5/5.5" office:value-type="float" office:value="0.104545454545455">
            <text:p>0,105</text:p>
          </table:table-cell>
          <table:table-cell table:formula="oooc:=[.D9]/(2*0.04)" office:value-type="float" office:value="1.30681818181818">
            <text:p>1,307</text:p>
          </table:table-cell>
          <table:table-cell table:number-columns-repeated="251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.1">
            <text:p>1,100</text:p>
          </table:table-cell>
          <table:table-cell table:formula="oooc:=[.C10]*0.5/5.5" office:value-type="float" office:value="0.1">
            <text:p>0,100</text:p>
          </table:table-cell>
          <table:table-cell table:formula="oooc:=[.D10]/(2*0.04)" office:value-type="float" office:value="1.25">
            <text:p>1,250</text:p>
          </table:table-cell>
          <table:table-cell table:number-columns-repeated="251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.25">
            <text:p>1,250</text:p>
          </table:table-cell>
          <table:table-cell table:formula="oooc:=[.C11]*0.5/5.5" office:value-type="float" office:value="0.113636363636364">
            <text:p>0,114</text:p>
          </table:table-cell>
          <table:table-cell table:formula="oooc:=[.D11]/(2*0.04)" office:value-type="float" office:value="1.42045454545455">
            <text:p>1,420</text:p>
          </table:table-cell>
          <table:table-cell table:number-columns-repeated="251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.4">
            <text:p>1,400</text:p>
          </table:table-cell>
          <table:table-cell table:formula="oooc:=[.C12]*0.5/5.5" office:value-type="float" office:value="0.127272727272727">
            <text:p>0,127</text:p>
          </table:table-cell>
          <table:table-cell table:formula="oooc:=[.D12]/(2*0.04)" office:value-type="float" office:value="1.59090909090909">
            <text:p>1,591</text:p>
          </table:table-cell>
          <table:table-cell table:number-columns-repeated="251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.75">
            <text:p>1,750</text:p>
          </table:table-cell>
          <table:table-cell table:formula="oooc:=[.C13]*0.5/5.5" office:value-type="float" office:value="0.159090909090909">
            <text:p>0,159</text:p>
          </table:table-cell>
          <table:table-cell table:formula="oooc:=[.D13]/(2*0.04)" office:value-type="float" office:value="1.98863636363636">
            <text:p>1,989</text:p>
          </table:table-cell>
          <table:table-cell table:number-columns-repeated="251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2.15">
            <text:p>2,150</text:p>
          </table:table-cell>
          <table:table-cell table:formula="oooc:=[.C14]*0.5/5.5" office:value-type="float" office:value="0.195454545454545">
            <text:p>0,195</text:p>
          </table:table-cell>
          <table:table-cell table:formula="oooc:=[.D14]/(2*0.04)" office:value-type="float" office:value="2.44318181818182">
            <text:p>2,443</text:p>
          </table:table-cell>
          <table:table-cell table:number-columns-repeated="251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2.4">
            <text:p>2,400</text:p>
          </table:table-cell>
          <table:table-cell table:formula="oooc:=[.C15]*0.5/5.5" office:value-type="float" office:value="0.218181818181818">
            <text:p>0,218</text:p>
          </table:table-cell>
          <table:table-cell table:formula="oooc:=[.D15]/(2*0.04)" office:value-type="float" office:value="2.72727272727273">
            <text:p>2,727</text:p>
          </table:table-cell>
          <table:table-cell table:number-columns-repeated="251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.7">
            <text:p>2,700</text:p>
          </table:table-cell>
          <table:table-cell table:formula="oooc:=[.C16]*0.5/5.5" office:value-type="float" office:value="0.245454545454545">
            <text:p>0,245</text:p>
          </table:table-cell>
          <table:table-cell table:formula="oooc:=[.D16]/(2*0.04)" office:value-type="float" office:value="3.06818181818182">
            <text:p>3,068</text:p>
          </table:table-cell>
          <table:table-cell table:number-columns-repeated="251"/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1-03">03/01/2006</text:date>, <text:time>14:2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01-03T14:24:30</meta:creation-date>
    <dc:date>2006-01-03T14:28:39</dc:date>
    <dc:language>fr-FR</dc:language>
    <meta:editing-cycles>3</meta:editing-cycles>
    <meta:editing-duration>PT4M13S</meta:editing-duration>
    <meta:user-defined meta:name="Info 1"/>
    <meta:user-defined meta:name="Info 2"/>
    <meta:user-defined meta:name="Info 3"/>
    <meta:user-defined meta:name="Info 4"/>
    <meta:document-statistic meta:table-count="3" meta:cell-count="80"/>
  </office:meta>
</office:document-meta>
</file>